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style:text-underline-style="none" fo:font-weight="bold" officeooo:rsid="0031fbcf" officeooo:paragraph-rsid="0031fbcf" fo:background-color="#ffffff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6pt" fo:font-style="normal" style:text-underline-style="none" fo:font-weight="normal" officeooo:rsid="0033c458" officeooo:paragraph-rsid="0033c458" fo:background-color="#fffff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3921c0" fo:background-color="#ffffff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43359e" fo:background-color="#ffffff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style="normal" fo:font-weight="normal" officeooo:rsid="003a2de7" officeooo:paragraph-rsid="003a2de7" fo:background-color="#ffffff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f1845"/>
    </style:style>
    <style:style style:name="T2" style:family="text">
      <style:text-properties officeooo:rsid="00305fa7"/>
    </style:style>
    <style:style style:name="T3" style:family="text">
      <style:text-properties officeooo:rsid="00343a9f"/>
    </style:style>
    <style:style style:name="T4" style:family="text">
      <style:text-properties officeooo:rsid="0038adf6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41b47e"/>
    </style:style>
    <style:style style:name="T7" style:family="text">
      <style:text-properties style:text-underline-style="none" officeooo:rsid="001f1845"/>
    </style:style>
    <style:style style:name="T8" style:family="text">
      <style:text-properties officeooo:rsid="003b7a30"/>
    </style:style>
    <style:style style:name="T9" style:family="text">
      <style:text-properties officeooo:rsid="0041b47e"/>
    </style:style>
    <style:style style:name="T10" style:family="text">
      <style:text-properties officeooo:rsid="0043359e"/>
    </style:style>
    <style:style style:name="T11" style:family="text">
      <style:text-properties officeooo:rsid="00435e3a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yniki <text:span text:style-name="T2">2</text:span> – <text:span text:style-name="T2">14</text:span>.11.16r</text:p>
      <text:p text:style-name="P1"/>
      <text:p text:style-name="P9">Podproblem:</text:p>
      <text:p text:style-name="P9"/>
      <text:p text:style-name="P10">Rozwiązywanie zagadnienia XOR przy użyciu zaimplementowanej sieci neuronowej - wielowarstwowej</text:p>
      <text:p text:style-name="P5"/>
      <text:p text:style-name="P11">Problem XOR musi być rozwiązany przy pomocy sieci wielowarstwowej. 1 <text:span text:style-name="T3">perceptron</text:span> nie poradzi sobie z tym problemem gdyż rozwiązuje on tylko i wyłacznie problemy, które są separowalne liniowo. <text:span text:style-name="T3">Może jedynie wyznaczyć czy coś należy do jednej grupy czy drugiej – do tego jest stworzony. W tym przypadku potrzebna jest sieć neuronowa, która ten problem rozwiąże.</text:span></text:p>
      <text:p text:style-name="P7"/>
      <text:p text:style-name="P6"/>
      <text:p text:style-name="P6"/>
      <text:p text:style-name="P14">Zestawienie wyników – szczegółowe wyniki znajdują się w folderze wyniki_<text:span text:style-name="T4">2</text:span></text:p>
      <text:p text:style-name="P14"/>
      <text:p text:style-name="P14"/>
      <text:p text:style-name="P14"/>
      <text:p text:style-name="P14"/>
      <text:p text:style-name="P15">Do nauki bramki XOR wykorzystałem:</text:p>
      <text:p text:style-name="P15"/>
      <text:p text:style-name="P15">1. współczynnik uczenia: 0,6</text:p>
      <text:p text:style-name="P15">2. liczbę warstw ukrytych: 2</text:p>
      <text:p text:style-name="P15">3. liczbę neuronów na każdej warstwie ukrytej: 50</text:p>
      <text:p text:style-name="P19"><text:span text:style-name="T5">4. dopuszczalną skalę błędów na poziomie: 0.0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pan text:style-name="T8">1</text:span>. <text:span text:style-name="T1">Błąd MSE podczas każdej z</text:span> itera<text:span text:style-name="T1">cji</text:span></text:p>
      <text:p text:style-name="P2"><draw:frame draw:style-name="fr1" draw:name="Obiekt1" text:anchor-type="paragraph" svg:y="0.896cm" svg:width="17.47cm" svg:height="12.64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><draw:frame draw:style-name="fr1" draw:name="Obiekt2" text:anchor-type="paragraph" svg:y="0.446cm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text:soft-page-break/></text:p>
      <text:p text:style-name="P18"><text:span text:style-name="T10">2</text:span>. <text:span text:style-name="T11">Porównanie wartości oczekiwanych a wartości otrzymanych po procesie uczenia</text:span></text:p>
      <text:p text:style-name="P18"/>
      <text:p text:style-name="P18"><draw:frame draw:style-name="fr1" draw:name="Obiekt3" text:anchor-type="paragraph" svg:y="0.663cm" svg:width="17.748cm" svg:height="2.2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ext:p text:style-name="P18"><draw:frame draw:style-name="fr1" draw:name="Obiekt4" text:anchor-type="paragraph" svg:y="0.661cm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oft-page-break/><text:span text:style-name="T6"/></text:p>
      <text:p text:style-name="P20"><text:span text:style-name="T6">3</text:span><text:span text:style-name="T5">. </text:span><text:span text:style-name="T7">Błąd procentowy MAPE podczas każdej z</text:span><text:span text:style-name="T5"> itera</text:span><text:span text:style-name="T7">cji</text:span></text:p>
      <text:p text:style-name="P3"/>
      <text:p text:style-name="P3"><draw:frame draw:style-name="fr1" draw:name="Obiekt5" text:anchor-type="paragraph" svg:y="0.323cm" svg:width="17.47cm" svg:height="12.64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1" draw:name="Obiekt6" text:anchor-type="paragraph" svg:y="0.053cm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4M33S</meta:editing-duration>
    <meta:editing-cycles>57</meta:editing-cycles>
    <meta:generator>LibreOffice/5.1.3.2$Windows_X86_64 LibreOffice_project/644e4637d1d8544fd9f56425bd6cec110e49301b</meta:generator>
    <dc:date>2016-11-13T22:41:08.099000000</dc:date>
    <meta:document-statistic meta:table-count="0" meta:image-count="0" meta:object-count="6" meta:page-count="4" meta:paragraph-count="13" meta:word-count="131" meta:character-count="904" meta:non-whitespace-character-count="78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3">
          <table:table-cell table:number-columns-repeated="3"/>
        </table:table-row>
        <table:table-row table:style-name="ro1">
          <table:table-cell table:style-name="ce6" office:value-type="string" calcext:value-type="string">
            <text:p>Numer próby</text:p>
          </table:table-cell>
          <table:table-cell table:style-name="ce6" office:value-type="string" calcext:value-type="string">
            <text:p>Epoka/Iteracja</text:p>
          </table:table-cell>
          <table:table-cell table:style-name="ce6" office:value-type="string" calcext:value-type="string">
            <text:p>MSE</text:p>
          </table:table-cell>
        </table:table-row>
        <table:table-row table:style-name="ro1">
          <table:table-cell table:style-name="ce7" office:value-type="float" office:value="1" calcext:value-type="float" table:number-columns-spanned="1" table:number-rows-spanned="27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.10918029208105" calcext:value-type="float">
            <text:p>1,109180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float" office:value="0.963052189921231" calcext:value-type="float">
            <text:p>0,963052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float" office:value="0.973496787951262" calcext:value-type="float">
            <text:p>0,973497</text:p>
          </table:table-cell>
        </table:table-row>
        <table:table-row table:style-name="ro1">
          <table:covered-table-cell table:style-name="ce7"/>
          <table:table-cell table:style-name="ce9" office:value-type="float" office:value="4" calcext:value-type="float">
            <text:p>4</text:p>
          </table:table-cell>
          <table:table-cell table:style-name="ce10" office:value-type="float" office:value="0.736592735436863" calcext:value-type="float">
            <text:p>0,736593</text:p>
          </table:table-cell>
        </table:table-row>
        <table:table-row table:style-name="ro1">
          <table:covered-table-cell table:style-name="ce8"/>
          <table:table-cell table:style-name="ce9" office:value-type="float" office:value="5" calcext:value-type="float">
            <text:p>5</text:p>
          </table:table-cell>
          <table:table-cell table:style-name="ce10" office:value-type="float" office:value="0.532628637174791" calcext:value-type="float">
            <text:p>0,532629</text:p>
          </table:table-cell>
        </table:table-row>
        <table:table-row table:style-name="ro1">
          <table:covered-table-cell table:style-name="ce8"/>
          <table:table-cell table:style-name="ce9" office:value-type="float" office:value="6" calcext:value-type="float">
            <text:p>6</text:p>
          </table:table-cell>
          <table:table-cell table:style-name="ce10" office:value-type="float" office:value="0.448743795746301" calcext:value-type="float">
            <text:p>0,448744</text:p>
          </table:table-cell>
        </table:table-row>
        <table:table-row table:style-name="ro1">
          <table:covered-table-cell table:style-name="ce8"/>
          <table:table-cell table:style-name="ce9" office:value-type="float" office:value="7" calcext:value-type="float">
            <text:p>7</text:p>
          </table:table-cell>
          <table:table-cell table:style-name="ce10" office:value-type="float" office:value="0.111179249793964" calcext:value-type="float">
            <text:p>0,111179</text:p>
          </table:table-cell>
        </table:table-row>
        <table:table-row table:style-name="ro1">
          <table:covered-table-cell table:style-name="ce7"/>
          <table:table-cell table:style-name="ce9" office:value-type="float" office:value="8" calcext:value-type="float">
            <text:p>8</text:p>
          </table:table-cell>
          <table:table-cell table:style-name="ce10" office:value-type="float" office:value="0.0121986748985529" calcext:value-type="float">
            <text:p>0,012199</text:p>
          </table:table-cell>
        </table:table-row>
        <table:table-row table:style-name="ro1">
          <table:covered-table-cell table:style-name="ce8"/>
          <table:table-cell table:style-name="ce9" office:value-type="float" office:value="9" calcext:value-type="float">
            <text:p>9</text:p>
          </table:table-cell>
          <table:table-cell table:style-name="ce10" office:value-type="float" office:value="0.0031657362385274" calcext:value-type="float">
            <text:p>0,003166</text:p>
          </table:table-cell>
        </table:table-row>
        <table:table-row table:style-name="ro1">
          <table:covered-table-cell table:style-name="ce8"/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00128982030626574" calcext:value-type="float">
            <text:p>0,001290</text:p>
          </table:table-cell>
        </table:table-row>
        <table:table-row table:style-name="ro1">
          <table:covered-table-cell table:style-name="ce8"/>
          <table:table-cell table:style-name="ce9" office:value-type="float" office:value="11" calcext:value-type="float">
            <text:p>11</text:p>
          </table:table-cell>
          <table:table-cell table:style-name="ce10" office:value-type="float" office:value="0.000631500976573183" calcext:value-type="float">
            <text:p>0,000632</text:p>
          </table:table-cell>
        </table:table-row>
        <table:table-row table:style-name="ro1">
          <table:covered-table-cell/>
          <table:table-cell table:style-name="ce9" office:value-type="float" office:value="12" calcext:value-type="float">
            <text:p>12</text:p>
          </table:table-cell>
          <table:table-cell table:style-name="ce10" office:value-type="float" office:value="0.000296194398219763" calcext:value-type="float">
            <text:p>0,000296</text:p>
          </table:table-cell>
        </table:table-row>
        <table:table-row table:style-name="ro1">
          <table:covered-table-cell/>
          <table:table-cell table:style-name="ce9" office:value-type="float" office:value="13" calcext:value-type="float">
            <text:p>13</text:p>
          </table:table-cell>
          <table:table-cell table:style-name="ce10" office:value-type="float" office:value="0.000220131399724437" calcext:value-type="float">
            <text:p>0,000220</text:p>
          </table:table-cell>
        </table:table-row>
        <table:table-row table:style-name="ro1">
          <table:covered-table-cell/>
          <table:table-cell table:style-name="ce9" office:value-type="float" office:value="14" calcext:value-type="float">
            <text:p>14</text:p>
          </table:table-cell>
          <table:table-cell table:style-name="ce10" office:value-type="float" office:value="0.000124531141064852" calcext:value-type="float">
            <text:p>0,000125</text:p>
          </table:table-cell>
        </table:table-row>
        <table:table-row table:style-name="ro1">
          <table:covered-table-cell/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000119988103884321" calcext:value-type="float">
            <text:p>0,000120</text:p>
          </table:table-cell>
        </table:table-row>
        <table:table-row table:style-name="ro1">
          <table:covered-table-cell/>
          <table:table-cell table:style-name="ce9" office:value-type="float" office:value="16" calcext:value-type="float">
            <text:p>16</text:p>
          </table:table-cell>
          <table:table-cell table:style-name="ce10" office:value-type="float" office:value="0.0000883135206058138" calcext:value-type="float">
            <text:p>0,000088</text:p>
          </table:table-cell>
        </table:table-row>
        <table:table-row table:style-name="ro1">
          <table:covered-table-cell/>
          <table:table-cell table:style-name="ce9" office:value-type="float" office:value="17" calcext:value-type="float">
            <text:p>17</text:p>
          </table:table-cell>
          <table:table-cell table:style-name="ce10" office:value-type="float" office:value="0.0000846571513467516" calcext:value-type="float">
            <text:p>0,000085</text:p>
          </table:table-cell>
        </table:table-row>
        <table:table-row table:style-name="ro1">
          <table:covered-table-cell/>
          <table:table-cell table:style-name="ce9" office:value-type="float" office:value="18" calcext:value-type="float">
            <text:p>18</text:p>
          </table:table-cell>
          <table:table-cell table:style-name="ce10" office:value-type="float" office:value="0.000109280593935649" calcext:value-type="float">
            <text:p>0,000109</text:p>
          </table:table-cell>
        </table:table-row>
        <table:table-row table:style-name="ro1">
          <table:covered-table-cell/>
          <table:table-cell table:style-name="ce9" office:value-type="float" office:value="19" calcext:value-type="float">
            <text:p>19</text:p>
          </table:table-cell>
          <table:table-cell table:style-name="ce10" office:value-type="float" office:value="0.0000792841119640545" calcext:value-type="float">
            <text:p>0,000079</text:p>
          </table:table-cell>
        </table:table-row>
        <table:table-row table:style-name="ro1">
          <table:covered-table-cell/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0000766778251439899" calcext:value-type="float">
            <text:p>0,000077</text:p>
          </table:table-cell>
        </table:table-row>
        <table:table-row table:style-name="ro1">
          <table:covered-table-cell/>
          <table:table-cell table:style-name="ce9" office:value-type="float" office:value="21" calcext:value-type="float">
            <text:p>21</text:p>
          </table:table-cell>
          <table:table-cell table:style-name="ce10" office:value-type="float" office:value="0.0000743648886818086" calcext:value-type="float">
            <text:p>0,000074</text:p>
          </table:table-cell>
        </table:table-row>
        <table:table-row table:style-name="ro1">
          <table:covered-table-cell/>
          <table:table-cell table:style-name="ce9" office:value-type="float" office:value="22" calcext:value-type="float">
            <text:p>22</text:p>
          </table:table-cell>
          <table:table-cell table:style-name="ce10" office:value-type="float" office:value="0.000072259253633404" calcext:value-type="float">
            <text:p>0,000072</text:p>
          </table:table-cell>
        </table:table-row>
        <table:table-row table:style-name="ro1">
          <table:covered-table-cell/>
          <table:table-cell table:style-name="ce9" office:value-type="float" office:value="23" calcext:value-type="float">
            <text:p>23</text:p>
          </table:table-cell>
          <table:table-cell table:style-name="ce10" office:value-type="float" office:value="0.0000703059164485518" calcext:value-type="float">
            <text:p>0,000070</text:p>
          </table:table-cell>
        </table:table-row>
        <table:table-row table:style-name="ro1">
          <table:covered-table-cell/>
          <table:table-cell table:style-name="ce9" office:value-type="float" office:value="24" calcext:value-type="float">
            <text:p>24</text:p>
          </table:table-cell>
          <table:table-cell table:style-name="ce10" office:value-type="float" office:value="0.0000684689414393731" calcext:value-type="float">
            <text:p>0,000068</text:p>
          </table:table-cell>
        </table:table-row>
        <table:table-row table:style-name="ro1">
          <table:covered-table-cell/>
          <table:table-cell table:style-name="ce9" office:value-type="float" office:value="25" calcext:value-type="float">
            <text:p>25</text:p>
          </table:table-cell>
          <table:table-cell table:style-name="ce10" office:value-type="float" office:value="0.0000667243967492664" calcext:value-type="float">
            <text:p>0,000067</text:p>
          </table:table-cell>
        </table:table-row>
        <table:table-row table:style-name="ro1">
          <table:covered-table-cell/>
          <table:table-cell table:style-name="ce9" office:value-type="float" office:value="26" calcext:value-type="float">
            <text:p>26</text:p>
          </table:table-cell>
          <table:table-cell table:style-name="ce10" office:value-type="float" office:value="0.000065056058120505" calcext:value-type="float">
            <text:p>0,000065</text:p>
          </table:table-cell>
        </table:table-row>
        <table:table-row table:style-name="ro1">
          <table:covered-table-cell/>
          <table:table-cell table:style-name="ce9" office:value-type="float" office:value="27" calcext:value-type="float">
            <text:p>27</text:p>
          </table:table-cell>
          <table:table-cell table:style-name="ce10" office:value-type="float" office:value="0.0000634527303681073" calcext:value-type="float">
            <text:p>0,00006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2:17:12.9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cm" svg:y="0.314cm" chart:style-name="ch2">
          <text:p>Próba nr 1</text:p>
        </chart:title>
        <chart:plot-area chart:style-name="ch3" chart:data-source-has-labels="both" svg:x="1.452cm" svg:y="1.59cm" svg:width="14.228cm" svg:height="6.127cm">
          <chartooo:coordinate-region svg:x="3.105cm" svg:y="1.79cm" svg:width="12.388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28"/>
          </chart:axis>
          <chart:axis chart:dimension="y" chart:name="primary-y" chart:style-name="ch6">
            <chart:title svg:x="0.451cm" svg:y="5.16cm" chart:style-name="ch7">
              <text:p>MSE</text:p>
            </chart:title>
          </chart:axis>
          <chart:series chart:style-name="ch8" chart:values-cell-range-address="local-table.$B$2:.$B$28" chart:label-cell-address="local-table.$B$1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10918029208105">
                <text:p>1.109180292081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3052189921231">
                <text:p>0.9630521899212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3496787951262">
                <text:p>0.973496787951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36592735436863">
                <text:p>0.7365927354368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32628637174791">
                <text:p>0.5326286371747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8743795746301">
                <text:p>0.4487437957463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1179249793964">
                <text:p>0.111179249793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1986748985529">
                <text:p>0.01219867489855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1657362385274">
                <text:p>0.00316573623852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28982030626574">
                <text:p>0.001289820306265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631500976573183">
                <text:p>0.0006315009765731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296194398219763">
                <text:p>0.0002961943982197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220131399724437">
                <text:p>0.0002201313997244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124531141064852">
                <text:p>0.0001245311410648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119988103884321">
                <text:p>0.0001199881038843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883135206058138">
                <text:p>0.00008831352060581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846571513467516">
                <text:p>0.00008465715134675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109280593935649">
                <text:p>0.0001092805939356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792841119640545">
                <text:p>0.0000792841119640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766778251439899">
                <text:p>0.00007667782514398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743648886818086">
                <text:p>0.00007436488868180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72259253633404">
                <text:p>0.0000722592536334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703059164485518">
                <text:p>0.00007030591644855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684689414393731">
                <text:p>0.00006846894143937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667243967492664">
                <text:p>0.00006672439674926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65056058120505">
                <text:p>0.00006505605812050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634527303681073">
                <text:p>0.0000634527303681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22mm"/>
    </style:style>
    <style:style style:name="co3" style:family="table-column">
      <style:table-column-properties fo:break-before="auto" style:column-width="61.65mm"/>
    </style:style>
    <style:style style:name="co4" style:family="table-column">
      <style:table-column-properties fo:break-before="auto" style:column-width="45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3">
          <table:table-cell table:number-columns-repeated="7"/>
        </table:table-row>
        <table:table-row table:style-name="ro1">
          <table:table-cell table:number-columns-repeated="4"/>
          <table:table-cell table:style-name="ce5" office:value-type="string" calcext:value-type="string">
            <text:p>Parametry wejściowe</text:p>
          </table:table-cell>
          <table:table-cell table:style-name="ce5" office:value-type="string" calcext:value-type="string">
            <text:p>Otrzymane wartości – XOR</text:p>
          </table:table-cell>
          <table:table-cell table:style-name="ce5" office:value-type="string" calcext:value-type="string">
            <text:p>Oczekiwane wartości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0-0</text:p>
          </table:table-cell>
          <table:table-cell table:style-name="ce7" office:value-type="float" office:value="0.00995359845521553" calcext:value-type="float">
            <text:p>0,00995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0-1</text:p>
          </table:table-cell>
          <table:table-cell table:style-name="ce7" office:value-type="float" office:value="0.994702492815822" calcext:value-type="float">
            <text:p>0,9947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1-0</text:p>
          </table:table-cell>
          <table:table-cell table:style-name="ce7" office:value-type="float" office:value="0.99275938044681" calcext:value-type="float">
            <text:p>0,99276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1-1</text:p>
          </table:table-cell>
          <table:table-cell table:style-name="ce7" office:value-type="float" office:value="0.00781323788669726" calcext:value-type="float">
            <text:p>0,00781</text:p>
          </table:table-cell>
          <table:table-cell table:style-name="ce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2:22:45.6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1.389cm" svg:y="0.314cm" chart:style-name="ch2">
          <text:p>Wartości oczekiwane a otrzymane wartości</text:p>
        </chart:title>
        <chart:legend chart:legend-position="end" svg:x="10.501cm" svg:y="3.951cm" style:legend-expansion="high" chart:style-name="ch3"/>
        <chart:plot-area chart:style-name="ch4" chart:data-source-has-labels="both" svg:x="1.452cm" svg:y="1.59cm" svg:width="8.73cm" svg:height="6.127cm">
          <chartooo:coordinate-region svg:x="2.179cm" svg:y="1.79cm" svg:width="7.763cm" svg:height="5.28cm"/>
          <chart:axis chart:dimension="x" chart:name="primary-x" chart:style-name="ch5" chartooo:axis-type="auto">
            <chartooo:date-scale/>
            <chart:title svg:x="3.762cm" svg:y="7.896cm" chart:style-name="ch6">
              <text:p>Parametry wejściowe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543cm" chart:style-name="ch7">
              <text:p>Wartości</text:p>
            </chart:title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rzymane wartości – XOR</text:p>
              </table:table-cell>
              <table:table-cell office:value-type="string">
                <text:p>Oczekiwane wartości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</table:table-cell>
              <table:table-cell office:value-type="float" office:value="0.00995359845521553">
                <text:p>0.0099535984552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</table:table-cell>
              <table:table-cell office:value-type="float" office:value="0.994702492815822">
                <text:p>0.994702492815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-0</text:p>
              </table:table-cell>
              <table:table-cell office:value-type="float" office:value="0.99275938044681">
                <text:p>0.99275938044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-1</text:p>
              </table:table-cell>
              <table:table-cell office:value-type="float" office:value="0.00781323788669726">
                <text:p>0.007813237886697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10">
          <table:table-cell table:number-columns-repeated="3"/>
        </table:table-row>
        <table:table-row table:style-name="ro1">
          <table:table-cell table:style-name="ce6" office:value-type="string" calcext:value-type="string">
            <text:p>Numer próby</text:p>
          </table:table-cell>
          <table:table-cell table:style-name="ce6" office:value-type="string" calcext:value-type="string">
            <text:p>Epoka/Iteracja</text:p>
          </table:table-cell>
          <table:table-cell table:style-name="ce6" office:value-type="string" calcext:value-type="string">
            <text:p>MAPE</text:p>
          </table:table-cell>
        </table:table-row>
        <table:table-row table:style-name="ro1">
          <table:table-cell table:style-name="ce7" office:value-type="float" office:value="1" calcext:value-type="float" table:number-columns-spanned="1" table:number-rows-spanned="27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1.81088539915347" calcext:value-type="percentage">
            <text:p>181,09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2.05897444039297" calcext:value-type="percentage">
            <text:p>205,9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1.92847030075281" calcext:value-type="percentage">
            <text:p>192,85%</text:p>
          </table:table-cell>
        </table:table-row>
        <table:table-row table:style-name="ro1">
          <table:covered-table-cell table:style-name="ce7"/>
          <table:table-cell table:style-name="ce9" office:value-type="float" office:value="4" calcext:value-type="float">
            <text:p>4</text:p>
          </table:table-cell>
          <table:table-cell table:style-name="ce10" office:value-type="percentage" office:value="1.54359597345473" calcext:value-type="percentage">
            <text:p>154,36%</text:p>
          </table:table-cell>
        </table:table-row>
        <table:table-row table:style-name="ro1">
          <table:covered-table-cell table:style-name="ce8"/>
          <table:table-cell table:style-name="ce9" office:value-type="float" office:value="5" calcext:value-type="float">
            <text:p>5</text:p>
          </table:table-cell>
          <table:table-cell table:style-name="ce10" office:value-type="percentage" office:value="1.04354373676015" calcext:value-type="percentage">
            <text:p>104,35%</text:p>
          </table:table-cell>
        </table:table-row>
        <table:table-row table:style-name="ro1">
          <table:covered-table-cell table:style-name="ce8"/>
          <table:table-cell table:style-name="ce9" office:value-type="float" office:value="6" calcext:value-type="float">
            <text:p>6</text:p>
          </table:table-cell>
          <table:table-cell table:style-name="ce10" office:value-type="percentage" office:value="0.813145472472674" calcext:value-type="percentage">
            <text:p>81,31%</text:p>
          </table:table-cell>
        </table:table-row>
        <table:table-row table:style-name="ro1">
          <table:covered-table-cell table:style-name="ce8"/>
          <table:table-cell table:style-name="ce9" office:value-type="float" office:value="7" calcext:value-type="float">
            <text:p>7</text:p>
          </table:table-cell>
          <table:table-cell table:style-name="ce10" office:value-type="percentage" office:value="0.552674003742154" calcext:value-type="percentage">
            <text:p>55,27%</text:p>
          </table:table-cell>
        </table:table-row>
        <table:table-row table:style-name="ro1">
          <table:covered-table-cell table:style-name="ce7"/>
          <table:table-cell table:style-name="ce9" office:value-type="float" office:value="8" calcext:value-type="float">
            <text:p>8</text:p>
          </table:table-cell>
          <table:table-cell table:style-name="ce10" office:value-type="percentage" office:value="0.248084417453542" calcext:value-type="percentage">
            <text:p>24,81%</text:p>
          </table:table-cell>
        </table:table-row>
        <table:table-row table:style-name="ro1">
          <table:covered-table-cell table:style-name="ce8"/>
          <table:table-cell table:style-name="ce9" office:value-type="float" office:value="9" calcext:value-type="float">
            <text:p>9</text:p>
          </table:table-cell>
          <table:table-cell table:style-name="ce10" office:value-type="percentage" office:value="0.144178116674108" calcext:value-type="percentage">
            <text:p>14,42%</text:p>
          </table:table-cell>
        </table:table-row>
        <table:table-row table:style-name="ro1">
          <table:covered-table-cell table:style-name="ce8"/>
          <table:table-cell table:style-name="ce9" office:value-type="float" office:value="10" calcext:value-type="float">
            <text:p>10</text:p>
          </table:table-cell>
          <table:table-cell table:style-name="ce10" office:value-type="percentage" office:value="0.0872948551671758" calcext:value-type="percentage">
            <text:p>8,73%</text:p>
          </table:table-cell>
        </table:table-row>
        <table:table-row table:style-name="ro1">
          <table:covered-table-cell table:style-name="ce8"/>
          <table:table-cell table:style-name="ce9" office:value-type="float" office:value="11" calcext:value-type="float">
            <text:p>11</text:p>
          </table:table-cell>
          <table:table-cell table:style-name="ce10" office:value-type="percentage" office:value="0.0513640205266446" calcext:value-type="percentage">
            <text:p>5,14%</text:p>
          </table:table-cell>
        </table:table-row>
        <table:table-row table:style-name="ro1">
          <table:covered-table-cell/>
          <table:table-cell table:style-name="ce9" office:value-type="float" office:value="12" calcext:value-type="float">
            <text:p>12</text:p>
          </table:table-cell>
          <table:table-cell table:style-name="ce10" office:value-type="percentage" office:value="0.0271355568400644" calcext:value-type="percentage">
            <text:p>2,71%</text:p>
          </table:table-cell>
        </table:table-row>
        <table:table-row table:style-name="ro1">
          <table:covered-table-cell/>
          <table:table-cell table:style-name="ce9" office:value-type="float" office:value="13" calcext:value-type="float">
            <text:p>13</text:p>
          </table:table-cell>
          <table:table-cell table:style-name="ce10" office:value-type="percentage" office:value="0.0209451115841334" calcext:value-type="percentage">
            <text:p>2,09%</text:p>
          </table:table-cell>
        </table:table-row>
        <table:table-row table:style-name="ro1">
          <table:covered-table-cell/>
          <table:table-cell table:style-name="ce9" office:value-type="float" office:value="14" calcext:value-type="float">
            <text:p>14</text:p>
          </table:table-cell>
          <table:table-cell table:style-name="ce10" office:value-type="percentage" office:value="0.0124593870437821" calcext:value-type="percentage">
            <text:p>1,25%</text:p>
          </table:table-cell>
        </table:table-row>
        <table:table-row table:style-name="ro1">
          <table:covered-table-cell/>
          <table:table-cell table:style-name="ce9" office:value-type="float" office:value="15" calcext:value-type="float">
            <text:p>15</text:p>
          </table:table-cell>
          <table:table-cell table:style-name="ce10" office:value-type="percentage" office:value="0.0122288863662572" calcext:value-type="percentage">
            <text:p>1,22%</text:p>
          </table:table-cell>
        </table:table-row>
        <table:table-row table:style-name="ro1">
          <table:covered-table-cell/>
          <table:table-cell table:style-name="ce9" office:value-type="float" office:value="16" calcext:value-type="float">
            <text:p>16</text:p>
          </table:table-cell>
          <table:table-cell table:style-name="ce10" office:value-type="percentage" office:value="0.00937764302084511" calcext:value-type="percentage">
            <text:p>0,94%</text:p>
          </table:table-cell>
        </table:table-row>
        <table:table-row table:style-name="ro1">
          <table:covered-table-cell/>
          <table:table-cell table:style-name="ce9" office:value-type="float" office:value="17" calcext:value-type="float">
            <text:p>17</text:p>
          </table:table-cell>
          <table:table-cell table:style-name="ce10" office:value-type="percentage" office:value="0.00916580525287246" calcext:value-type="percentage">
            <text:p>0,92%</text:p>
          </table:table-cell>
        </table:table-row>
        <table:table-row table:style-name="ro1">
          <table:covered-table-cell/>
          <table:table-cell table:style-name="ce9" office:value-type="float" office:value="18" calcext:value-type="float">
            <text:p>18</text:p>
          </table:table-cell>
          <table:table-cell table:style-name="ce10" office:value-type="percentage" office:value="0.0116379110221735" calcext:value-type="percentage">
            <text:p>1,16%</text:p>
          </table:table-cell>
        </table:table-row>
        <table:table-row table:style-name="ro1">
          <table:covered-table-cell/>
          <table:table-cell table:style-name="ce9" office:value-type="float" office:value="19" calcext:value-type="float">
            <text:p>19</text:p>
          </table:table-cell>
          <table:table-cell table:style-name="ce10" office:value-type="percentage" office:value="0.00885652224239773" calcext:value-type="percentage">
            <text:p>0,89%</text:p>
          </table:table-cell>
        </table:table-row>
        <table:table-row table:style-name="ro1">
          <table:covered-table-cell/>
          <table:table-cell table:style-name="ce9" office:value-type="float" office:value="20" calcext:value-type="float">
            <text:p>20</text:p>
          </table:table-cell>
          <table:table-cell table:style-name="ce10" office:value-type="percentage" office:value="0.00869182624916009" calcext:value-type="percentage">
            <text:p>0,87%</text:p>
          </table:table-cell>
        </table:table-row>
        <table:table-row table:style-name="ro1">
          <table:covered-table-cell/>
          <table:table-cell table:style-name="ce9" office:value-type="float" office:value="21" calcext:value-type="float">
            <text:p>21</text:p>
          </table:table-cell>
          <table:table-cell table:style-name="ce10" office:value-type="percentage" office:value="0.00854221103919065" calcext:value-type="percentage">
            <text:p>0,85%</text:p>
          </table:table-cell>
        </table:table-row>
        <table:table-row table:style-name="ro1">
          <table:covered-table-cell/>
          <table:table-cell table:style-name="ce9" office:value-type="float" office:value="22" calcext:value-type="float">
            <text:p>22</text:p>
          </table:table-cell>
          <table:table-cell table:style-name="ce10" office:value-type="percentage" office:value="0.00840396449091801" calcext:value-type="percentage">
            <text:p>0,84%</text:p>
          </table:table-cell>
        </table:table-row>
        <table:table-row table:style-name="ro1">
          <table:covered-table-cell/>
          <table:table-cell table:style-name="ce9" office:value-type="float" office:value="23" calcext:value-type="float">
            <text:p>23</text:p>
          </table:table-cell>
          <table:table-cell table:style-name="ce10" office:value-type="percentage" office:value="0.00827452769058319" calcext:value-type="percentage">
            <text:p>0,83%</text:p>
          </table:table-cell>
        </table:table-row>
        <table:table-row table:style-name="ro1">
          <table:covered-table-cell/>
          <table:table-cell table:style-name="ce9" office:value-type="float" office:value="24" calcext:value-type="float">
            <text:p>24</text:p>
          </table:table-cell>
          <table:table-cell table:style-name="ce10" office:value-type="percentage" office:value="0.0081520968694456" calcext:value-type="percentage">
            <text:p>0,82%</text:p>
          </table:table-cell>
        </table:table-row>
        <table:table-row table:style-name="ro1">
          <table:covered-table-cell/>
          <table:table-cell table:style-name="ce9" office:value-type="float" office:value="25" calcext:value-type="float">
            <text:p>25</text:p>
          </table:table-cell>
          <table:table-cell table:style-name="ce10" office:value-type="percentage" office:value="0.00803537521791639" calcext:value-type="percentage">
            <text:p>0,80%</text:p>
          </table:table-cell>
        </table:table-row>
        <table:table-row table:style-name="ro1">
          <table:covered-table-cell/>
          <table:table-cell table:style-name="ce9" office:value-type="float" office:value="26" calcext:value-type="float">
            <text:p>26</text:p>
          </table:table-cell>
          <table:table-cell table:style-name="ce10" office:value-type="percentage" office:value="0.0079234136401013" calcext:value-type="percentage">
            <text:p>0,79%</text:p>
          </table:table-cell>
        </table:table-row>
        <table:table-row table:style-name="ro1">
          <table:covered-table-cell/>
          <table:table-cell table:style-name="ce9" office:value-type="float" office:value="27" calcext:value-type="float">
            <text:p>27</text:p>
          </table:table-cell>
          <table:table-cell table:style-name="ce10" office:value-type="percentage" office:value="0.00781550606082003" calcext:value-type="percentage">
            <text:p>0,78%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2:39:56.4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cm" svg:y="0.314cm" chart:style-name="ch2">
          <text:p>Próba nr 1</text:p>
        </chart:title>
        <chart:plot-area chart:style-name="ch3" chart:data-source-has-labels="both" svg:x="1.452cm" svg:y="1.59cm" svg:width="14.228cm" svg:height="6.127cm">
          <chartooo:coordinate-region svg:x="3.052cm" svg:y="1.789cm" svg:width="12.441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28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28" chart:label-cell-address="local-table.$B$1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81088539915347">
                <text:p>1.810885399153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5897444039297">
                <text:p>2.058974440392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2847030075281">
                <text:p>1.928470300752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4359597345473">
                <text:p>1.543595973454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4354373676015">
                <text:p>1.04354373676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13145472472674">
                <text:p>0.8131454724726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52674003742154">
                <text:p>0.5526740037421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8084417453542">
                <text:p>0.2480844174535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44178116674108">
                <text:p>0.144178116674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72948551671758">
                <text:p>0.08729485516717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13640205266446">
                <text:p>0.05136402052664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71355568400644">
                <text:p>0.02713555684006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09451115841334">
                <text:p>0.02094511158413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24593870437821">
                <text:p>0.01245938704378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22288863662572">
                <text:p>0.01222888636625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37764302084511">
                <text:p>0.00937764302084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16580525287246">
                <text:p>0.009165805252872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16379110221735">
                <text:p>0.0116379110221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885652224239773">
                <text:p>0.008856522242397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69182624916009">
                <text:p>0.008691826249160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854221103919065">
                <text:p>0.008542211039190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840396449091801">
                <text:p>0.008403964490918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827452769058319">
                <text:p>0.008274527690583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81520968694456">
                <text:p>0.00815209686944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803537521791639">
                <text:p>0.00803537521791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79234136401013">
                <text:p>0.00792341364010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81550606082003">
                <text:p>0.007815506060820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